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c6839" officeooo:paragraph-rsid="000c6839"/>
    </style:style>
    <style:style style:name="P2" style:family="paragraph" style:parent-style-name="Standard">
      <style:paragraph-properties fo:text-align="center" style:justify-single-word="false"/>
      <style:text-properties style:font-name="Times New Roman" officeooo:rsid="000c6839" officeooo:paragraph-rsid="000c6839"/>
    </style:style>
    <style:style style:name="P3" style:family="paragraph" style:parent-style-name="Standard">
      <style:paragraph-properties fo:text-align="start" style:justify-single-word="false"/>
      <style:text-properties style:font-name="Times New Roman" officeooo:rsid="000c6839" officeooo:paragraph-rsid="000c6839"/>
    </style:style>
    <style:style style:name="T1" style:family="text">
      <style:text-properties officeooo:rsid="000dbd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5-03</text:p>
      <text:p text:style-name="P1">Carmen Valentín</text:p>
      <text:p text:style-name="P1">11/26/16</text:p>
      <text:p text:style-name="P1"/>
      <text:p text:style-name="P2">Lectura 6</text:p>
      <text:p text:style-name="P2"/>
      <text:p text:style-name="P3"><text:tab/>Antes de leer:</text:p>
      <text:p text:style-name="P3">Por tu experiencia con la comida del mundo hispano, ¿qué diferencias que presenta al compararla con la norteamericana?</text:p>
      <text:p text:style-name="P3"/>
      <text:p text:style-name="P3">Mi experiencia con la comida del mundo hispano no es buenísimo, pero lo es mejor que muchas personas en norteamericana porque <text:span text:style-name="T1">hacía viajes a algunos países hispanos. Pasaba dos semanas en El Salvador unos pocos años antes y comía comida salvadoreña, por ejemplo, los pupusas, los quesedillas salvadoreños, el pollo, y la sopa. Había un mango con sal que no era bueno pero tenía que comerlo porque no era ningún comida comer. El quesedilla salavoreño era el mejor comida que comía durante ese viaje. El quesedilla salvadoreño no es como el quesedilla mexicano, cual hace con unas tortilla y queso, pero hace con leche, queso, maíz y mantequilla y es un postre como pan. l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0:37:01.534905000</meta:creation-date>
    <dc:date>2016-11-26T11:11:09.563075000</dc:date>
    <meta:editing-duration>PT12M27S</meta:editing-duration>
    <meta:editing-cycles>2</meta:editing-cycles>
    <meta:generator>LibreOffice/5.2.2.2$MacOSX_X86_64 LibreOffice_project/8f96e87c890bf8fa77463cd4b640a2312823f3ad</meta:generator>
    <meta:document-statistic meta:table-count="0" meta:image-count="0" meta:object-count="0" meta:page-count="1" meta:paragraph-count="8" meta:word-count="145" meta:character-count="864" meta:non-whitespace-character-count="726"/>
  </office:meta>
</office:document-meta>
</file>